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Mono" svg:font-family="AndaleMono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 fo:break-before="pag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2fff12" style:font-name="AndaleMono" fo:font-size="12pt" style:font-name-asian="AndaleMono" style:font-size-asian="12pt" style:font-name-complex="AndaleMono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style:font-name="AndaleMono" fo:font-size="12pt" style:font-name-asian="AndaleMono" style:font-size-asian="12pt" style:font-name-complex="AndaleMono" style:font-size-complex="12pt"/>
    </style:style>
    <style:style style:name="P10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AndaleMono" fo:font-size="12pt" style:font-name-asian="AndaleMono" style:font-size-asian="12pt" style:font-name-complex="AndaleMono" style:font-size-complex="12pt"/>
    </style:style>
    <style:style style:name="P11" style:family="paragraph" style:parent-style-name="Standard" style:list-style-name="">
      <style:paragraph-properties style:text-autospace="none"/>
      <style:text-properties fo:color="#000000" fo:font-size="12pt" style:font-size-asian="12pt" style:font-size-complex="12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fo:color="#000000" style:font-name="Liberation Serif1"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fo:color="#000000"/>
    </style:style>
    <style:style style:name="T2" style:family="text">
      <style:text-properties fo:color="#2fff12" style:font-name="AndaleMono" style:font-name-asian="AndaleMono" style:font-name-complex="AndaleMono"/>
    </style:style>
    <style:style style:name="T3" style:family="text">
      <style:text-properties style:font-name="AndaleMono" style:font-name-asian="AndaleMono" style:font-name-complex="AndaleMono"/>
    </style:style>
    <style:style style:name="T4" style:family="text">
      <style:text-properties style:font-name-asian="AndaleMono" style:font-name-complex="Andal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ary Anderson</text:p>
      <text:p text:style-name="P2"/>
      <text:p text:style-name="P2">Project 2</text:p>
      <text:p text:style-name="P2"/>
      <text:p text:style-name="P2">CS 301</text:p>
      <text:p text:style-name="P2"/>
      <text:p text:style-name="P2"/>
      <text:p text:style-name="P4">In my solution to the interpolating polynomial I noticed right away that the more calculations I did with my data a slight error was introduced and grew with each iteration.</text:p>
      <text:p text:style-name="P3"/>
      <text:p text:style-name="P3">Ending with an error of .004 off from the true value of -2. </text:p>
      <text:p text:style-name="P3"/>
      <text:p text:style-name="P7">My program's output:</text:p>
      <text:p text:style-name="P3"/>
      <text:p text:style-name="P9">CaryDev:cs301project2 cary$ python project2.py</text:p>
      <text:p text:style-name="P10">Welcome!</text:p>
      <text:p text:style-name="P10"/>
      <text:p text:style-name="P10">Here is the table:</text:p>
      <text:p text:style-name="P10"><text:s text:c="2"/>f <text:s/>f(x) <text:s/>f[,,] <text:s/>f[,,,] <text:s/>f[,,,,] </text:p>
      <text:p text:style-name="P10"><text:s/>1.0 <text:s/>3.0 <text:s/></text:p>
      <text:p text:style-name="P10"><text:s/>1.5 <text:s/>3.25 <text:s/>0.5 <text:s/></text:p>
      <text:p text:style-name="P10"><text:s/>0.0 <text:s/>3.0 <text:s/>0.167 <text:s/>0.333 <text:s/></text:p>
      <text:p text:style-name="P10"><text:s/>2.0 <text:s/>1.67 <text:s/>-0.665 <text:s/>-1.663 <text:s/>-1.997 <text:s/></text:p>
      <text:p text:style-name="P10"/>
      <text:p text:style-name="P10">The interpolating polynomial is: </text:p>
      <text:p text:style-name="P10">3.0 + 0.5(x-1.0) + 0.333333333333(x-1.0)(x-1.5) + -1.99666666666(x-1.0)(x-1.5)(x-0.0)</text:p>
      <text:p text:style-name="P10"/>
      <text:p text:style-name="P10">The simplified interpolating polynomial is:</text:p>
      <text:p text:style-name="P10"><text:s text:c="8"/>3 <text:s text:c="8"/>2</text:p>
      <text:p text:style-name="P10">-1.997 x + 5.325 x - 3.328 x + 3</text:p>
      <text:p text:style-name="P10"/>
      <text:p text:style-name="P10">The Lagrange interpolating polynomial is: </text:p>
      <text:p text:style-name="P10">(x-1.5)(x-0.0)(x-2.0)(6.0) + (x-1.0)(x-0.0)(x-2.0)(-8.66666666667) + (x-1.0)(x-1.5)(x-2.0)(-1.0) + (x-1.0)(x-1.5)(x-0.0)(1.67) <text:s text:c="2"/></text:p>
      <text:p text:style-name="P8"><text:span text:style-name="T1">CaryDev:cs301project2 cary$</text:span> </text:p>
      <text:p text:style-name="P3"/>
      <text:p text:style-name="P6">My input text file:</text:p>
      <text:p text:style-name="P3"/>
      <text:p text:style-name="P9">CaryDev:cs301project2 cary$ cat input.txt </text:p>
      <text:p text:style-name="P10">1 1.5 0 2</text:p>
      <text:p text:style-name="P10">3 3.25 3 1.67</text:p>
      <text:p text:style-name="P11"><text:span text:style-name="T3">CaryDev:cs301project2 cary$ </text:span></text:p>
      <text:p text:style-name="P11"><text:span text:style-name="T3"/></text:p>
      <text:p text:style-name="P1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Mono" svg:font-family="AndaleMono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1-24T00:49:47</meta:creation-date>
    <dc:date>2014-11-24T17:25:55</dc:date>
    <meta:editing-duration>PT3H2M23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2" meta:paragraph-count="27" meta:word-count="140" meta:character-count="998"/>
    <dc:creator>Cary Anderson</dc:creator>
  </office:meta>
</office:document-meta>
</file>